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tWrapper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LuceneCocoonPager( Hits 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Wrapper.ge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uceneCocoonPage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getCountOfHitsPer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Wrapp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setStartIndex( int start_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getCountOfP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CocoonPager.se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setCountOfHitsPerPage( int countOfHitsPer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uceneCocoonPager.LuceneCocoonP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uceneCocoonPager.setHits( Hits 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CocoonPager.previo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uceneCocoonPager.getCountOf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get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Wrapper.HitWrapper( float score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CocoonPag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CocoonPage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